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2a" officeooo:paragraph-rsid="000a802a"/>
    </style:style>
    <style:style style:name="P2" style:family="paragraph" style:parent-style-name="Standard">
      <style:text-properties officeooo:rsid="000bfdb6" officeooo:paragraph-rsid="000bfdb6"/>
    </style:style>
    <style:style style:name="P3" style:family="paragraph" style:parent-style-name="Standard">
      <style:text-properties officeooo:rsid="000c4156" officeooo:paragraph-rsid="000c4156"/>
    </style:style>
    <style:style style:name="P4" style:family="paragraph" style:parent-style-name="Standard">
      <style:text-properties officeooo:rsid="000e4521" officeooo:paragraph-rsid="000e4521"/>
    </style:style>
    <style:style style:name="P5" style:family="paragraph" style:parent-style-name="Standard">
      <style:text-properties officeooo:rsid="00103606" officeooo:paragraph-rsid="00103606"/>
    </style:style>
    <style:style style:name="P6" style:family="paragraph" style:parent-style-name="Standard">
      <style:text-properties officeooo:rsid="0010599e" officeooo:paragraph-rsid="0010599e"/>
    </style:style>
    <style:style style:name="P7" style:family="paragraph" style:parent-style-name="Standard">
      <style:text-properties officeooo:rsid="0010f4b9" officeooo:paragraph-rsid="0010f4b9"/>
    </style:style>
    <style:style style:name="P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e4521" officeooo:paragraph-rsid="000e4521"/>
    </style:style>
    <style:style style:name="P9" style:family="paragraph" style:parent-style-name="Standard">
      <style:paragraph-properties style:border-line-width-bottom="0.026cm 0.026cm 0.088cm" fo:padding="0.074cm" fo:border-left="none" fo:border-right="none" fo:border-top="none" fo:border-bottom="4pt double #000000" style:join-border="false"/>
      <style:text-properties officeooo:rsid="0010599e" officeooo:paragraph-rsid="0010599e"/>
    </style:style>
    <style:style style:name="T1" style:family="text">
      <style:text-properties officeooo:rsid="00105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base) cse-185001084@CCL-19:~$ cat &gt; print.sh </text:p>
      <text:p text:style-name="P1">echo $1 $2 $3 $4 $5 $6 $7 $8 $9 $10</text:p>
      <text:p text:style-name="P1">(base) cse-185001084@CCL-19:~$ bash print.sh a b c d e </text:p>
      <text:p text:style-name="P1">a b c d e a0</text:p>
      <text:p text:style-name="P1">(base) cse-185001084@CCL-19:~$ PATH=$PATH:$HOME/</text:p>
      <text:p text:style-name="P1">(base) cse-185001084@CCL-19:~$ chmod +x print.sh </text:p>
      <text:p text:style-name="P1">(base) cse-185001084@CCL-19:~$ print.sh a b c d e</text:p>
      <text:p text:style-name="P1">a b c d e a0</text:p>
      <text:p text:style-name="P1">(base) cse-185001084@CCL-19:~$ cat &gt; print.sh </text:p>
      <text:p text:style-name="P1">echo $1 $2 $3 $4 $5 $6 $7 $8 $9 $(10)</text:p>
      <text:p text:style-name="P1">(base) cse-185001084@CCL-19:~$ print.sh a b c d e</text:p>
      <text:p text:style-name="P1">/home/cse-185001084/print.sh: line 1: 10: command not found</text:p>
      <text:p text:style-name="P1">a b c d e</text:p>
      <text:p text:style-name="P1">(base) cse-185001084@CCL-19:~$ vi file1</text:p>
      <text:p text:style-name="P1">(base) cse-185001084@CCL-19:~$ file1 7 9</text:p>
      <text:p text:style-name="P1">Inside the main: <text:s/>7 9</text:p>
      <text:p text:style-name="P1">Inside the function: <text:s/>3 5</text:p>
      <text:p text:style-name="P1"/>
      <text:p text:style-name="P1"/>
      <text:p text:style-name="P2">function fun()</text:p>
      <text:p text:style-name="P2">{</text:p>
      <text:p text:style-name="P2">echo "inside function: " $var</text:p>
      <text:p text:style-name="P2">}</text:p>
      <text:p text:style-name="P2">var=15</text:p>
      <text:p text:style-name="P2">echo "inside main: " $var</text:p>
      <text:p text:style-name="P2">fun</text:p>
      <text:p text:style-name="P2"/>
      <text:p text:style-name="P2">(base) cse-185001084@CCL-19:~$ file2</text:p>
      <text:p text:style-name="P2">inside main: <text:s/>15</text:p>
      <text:p text:style-name="P2">inside function: <text:s/>15</text:p>
      <text:p text:style-name="P2"/>
      <text:p text:style-name="P2"/>
      <text:p text:style-name="P3">function fun()</text:p>
      <text:p text:style-name="P3">{</text:p>
      <text:p text:style-name="P3">echo "inside function before change: " $var</text:p>
      <text:p text:style-name="P3">var=10</text:p>
      <text:p text:style-name="P3">echo "inside function after change: " $var</text:p>
      <text:p text:style-name="P3"/>
      <text:p text:style-name="P3">}</text:p>
      <text:p text:style-name="P3">var=15</text:p>
      <text:p text:style-name="P3">echo "inside main before call: " $var</text:p>
      <text:p text:style-name="P3">fun</text:p>
      <text:p text:style-name="P3">echo "inside main after call: " $var </text:p>
      <text:p text:style-name="P3"/>
      <text:p text:style-name="P3"/>
      <text:p text:style-name="P3"/>
      <text:p text:style-name="P3">inside main before call: <text:s/>15</text:p>
      <text:p text:style-name="P3">inside function before change: <text:s/>15</text:p>
      <text:p text:style-name="P3">inside function after change: <text:s/>10</text:p>
      <text:p text:style-name="P3">inside main after call: <text:s/>10</text:p>
      <text:p text:style-name="P3"/>
      <text:p text:style-name="P3"/>
      <text:p text:style-name="P3"><text:soft-page-break/>5/</text:p>
      <text:p text:style-name="P3">function fun()</text:p>
      <text:p text:style-name="P3">{</text:p>
      <text:p text:style-name="P3">var=25</text:p>
      <text:p text:style-name="P3">}</text:p>
      <text:p text:style-name="P3">echo "inside main before call: " $var</text:p>
      <text:p text:style-name="P3">fun</text:p>
      <text:p text:style-name="P3">echo "inside main after call: " $var</text:p>
      <text:p text:style-name="P3"/>
      <text:p text:style-name="P3">(base) cse-185001084@CCL-19:~$ file2</text:p>
      <text:p text:style-name="P3">inside main before call: </text:p>
      <text:p text:style-name="P3">inside main after call: <text:s/>25</text:p>
      <text:p text:style-name="P3"/>
      <text:p text:style-name="P3">6/</text:p>
      <text:p text:style-name="P3">unction fun()</text:p>
      <text:p text:style-name="P3">{</text:p>
      <text:p text:style-name="P3">local var=25</text:p>
      <text:p text:style-name="P3">}</text:p>
      <text:p text:style-name="P3">echo "inside main before call: " $var</text:p>
      <text:p text:style-name="P3">fun</text:p>
      <text:p text:style-name="P3">echo "inside main after call: " $var</text:p>
      <text:p text:style-name="P3">(base) cse-185001084@CCL-19:~$ file2</text:p>
      <text:p text:style-name="P3">inside main before call: </text:p>
      <text:p text:style-name="P3">inside main after call:</text:p>
      <text:p text:style-name="P3"/>
      <text:p text:style-name="P3"/>
      <text:p text:style-name="P8">EXERCISE 3:</text:p>
      <text:p text:style-name="P4"/>
      <text:p text:style-name="P4">1.</text:p>
      <text:p text:style-name="P4">function fun()</text:p>
      <text:p text:style-name="P4">{</text:p>
      <text:p text:style-name="P4">if [ $1 -lt $2 ]; then</text:p>
      <text:p text:style-name="P4"><text:s text:c="8"/>echo "$1 is smaller than $2"</text:p>
      <text:p text:style-name="P4">else</text:p>
      <text:p text:style-name="P4"><text:s text:c="8"/>echo "$2 is smaller than $1"</text:p>
      <text:p text:style-name="P4">fi</text:p>
      <text:p text:style-name="P4">}</text:p>
      <text:p text:style-name="P4">fun $1 $2</text:p>
      <text:p text:style-name="P4">~ <text:s text:c="8"/></text:p>
      <text:p text:style-name="P4">(base) cse-185001084@CCL-19:~$ small 4 5</text:p>
      <text:p text:style-name="P4">4 is smaller than 5</text:p>
      <text:p text:style-name="P3"/>
      <text:p text:style-name="P3"/>
      <text:p text:style-name="P4">2.</text:p>
      <text:p text:style-name="P4"/>
      <text:p text:style-name="P4">function maximum()</text:p>
      <text:p text:style-name="P4">{</text:p>
      <text:p text:style-name="P4">if [ $1 -ge $2 ]; then</text:p>
      <text:p text:style-name="P4"><text:s text:c="8"/>echo "$1 is greater than $2"</text:p>
      <text:p text:style-name="P4">else</text:p>
      <text:p text:style-name="P4"><text:s text:c="8"/>echo "$2 is greater than $1"</text:p>
      <text:p text:style-name="P4">fi</text:p>
      <text:p text:style-name="P4"><text:soft-page-break/>}</text:p>
      <text:p text:style-name="P4">maximum $1 $2</text:p>
      <text:p text:style-name="P4">echo "Exit status: " $?</text:p>
      <text:p text:style-name="P4"/>
      <text:p text:style-name="P4">(base) cse-185001084@CCL-19:~$ chmod +x max </text:p>
      <text:p text:style-name="P4">(base) cse-185001084@CCL-19:~$ max 56 95</text:p>
      <text:p text:style-name="P4">95 is greater than 56</text:p>
      <text:p text:style-name="P4">Exit status: <text:s/>0</text:p>
      <text:p text:style-name="P4"/>
      <text:p text:style-name="P4"/>
      <text:p text:style-name="P5">3.</text:p>
      <text:p text:style-name="P5"><text:span text:style-name="T1">f</text:span>unction grade()</text:p>
      <text:p text:style-name="P5">{</text:p>
      <text:p text:style-name="P5">if [ $1 -ge 91 -a $1 -lt 100 ]; then</text:p>
      <text:p text:style-name="P5"><text:s text:c="8"/>g='S'</text:p>
      <text:p text:style-name="P5">elif [ $1 -ge 81 -a $1 -lt 90 ] ;then</text:p>
      <text:p text:style-name="P5"><text:s text:c="8"/>g='A'</text:p>
      <text:p text:style-name="P5">elif [ $1 -ge 71 -a $1 -lt 80 ] ;then</text:p>
      <text:p text:style-name="P5"><text:s text:c="8"/>g='B'</text:p>
      <text:p text:style-name="P5">elif [ $1 -ge 61 -a $1 -lt 70 ] ;then</text:p>
      <text:p text:style-name="P5"><text:s text:c="8"/>g='C'</text:p>
      <text:p text:style-name="P5">elif [ $1 -ge 57 -a $1 -lt 60 ] ;then</text:p>
      <text:p text:style-name="P5"><text:s text:c="8"/>g='D'</text:p>
      <text:p text:style-name="P5">elif [ $1 -ge 51 -a $1 -lt 56 ] ;then</text:p>
      <text:p text:style-name="P5"><text:s text:c="8"/>g='E'</text:p>
      <text:p text:style-name="P5">else</text:p>
      <text:p text:style-name="P5"><text:s text:c="8"/>g='U'</text:p>
      <text:p text:style-name="P5">fi</text:p>
      <text:p text:style-name="P5">echo "Letter Grade : $g"</text:p>
      <text:p text:style-name="P5">}</text:p>
      <text:p text:style-name="P5">grade $1</text:p>
      <text:p text:style-name="P5"/>
      <text:p text:style-name="P5">(base) cse-185001084@CCL-19:~$ grade 95</text:p>
      <text:p text:style-name="P5">Letter Grade : S</text:p>
      <text:p text:style-name="P5">(base) cse-185001084@CCL-19:~$ grade 85</text:p>
      <text:p text:style-name="P5">Letter Grade : A</text:p>
      <text:p text:style-name="P5">(base) cse-185001084@CCL-19:~$ grade 54</text:p>
      <text:p text:style-name="P5">Letter Grade : E</text:p>
      <text:p text:style-name="P5"/>
      <text:p text:style-name="P5"/>
      <text:p text:style-name="P9">exercise 4:</text:p>
      <text:p text:style-name="P6"/>
      <text:p text:style-name="P7">(base) cse-185001084@CCL-19:~$ cat &gt; strmp</text:p>
      <text:p text:style-name="P7">funtion string-compare()</text:p>
      <text:p text:style-name="P7">{</text:p>
      <text:p text:style-name="P7">if [ $1 -lt $2 ]; then</text:p>
      <text:p text:style-name="P7"><text:tab/>echo 1</text:p>
      <text:p text:style-name="P7">elif [ $1 -ge $2 ]; then</text:p>
      <text:p text:style-name="P7"><text:tab/>echo 2</text:p>
      <text:p text:style-name="P7">else</text:p>
      <text:p text:style-name="P7"><text:tab/>echo 0</text:p>
      <text:p text:style-name="P7">fi</text:p>
      <text:p text:style-name="P7"><text:soft-page-break/>}</text:p>
      <text:p text:style-name="P7">string-compare $1 $2</text:p>
      <text:p text:style-name="P7">(base) cse-185001084@CCL-19:~$ chmod +x strmp </text:p>
      <text:p text:style-name="P7">(base) cse-185001084@CCL-19:~$ strmp abc xyz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10:15.031986426</meta:creation-date>
    <dc:date>2019-09-17T19:53:48.805451158</dc:date>
    <meta:editing-duration>PT51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4" meta:word-count="505" meta:character-count="2753" meta:non-whitespace-character-count="2263"/>
  </office:meta>
</office:document-meta>
</file>